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2.533cm"/>
    </style:style>
    <style:style style:name="co6" style:family="table-column">
      <style:table-column-properties fo:break-before="auto" style:column-width="2.995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</style:style>
    <style:style style:name="ce3" style:family="table-cell" style:parent-style-name="Default">
      <style:table-cell-properties fo:border-bottom="none" fo:border-left="0.088cm solid #000000" fo:border-right="0.088cm solid #000000" fo:border-top="none"/>
    </style:style>
    <style:style style:name="ce4" style:family="table-cell" style:parent-style-name="Default">
      <style:table-cell-properties fo:border-bottom="none" fo:background-color="#7da647" fo:border-left="0.088cm solid #000000" fo:border-right="0.088cm solid #000000" fo:border-top="none"/>
    </style:style>
    <style:style style:name="ce5" style:family="table-cell" style:parent-style-name="Default">
      <style:table-cell-properties fo:border="0.088cm solid #000000"/>
    </style:style>
    <style:style style:name="ce6" style:family="table-cell" style:parent-style-name="Default">
      <style:table-cell-properties fo:border-bottom="0.088cm solid #000000" fo:background-color="#ffff99" fo:border-left="0.088cm solid #000000" fo:border-right="0.088cm solid #000000" fo:border-top="none"/>
    </style:style>
    <style:style style:name="ce7" style:family="table-cell" style:parent-style-name="Default">
      <style:table-cell-properties fo:background-color="#7da647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end"/>
    </style:style>
    <style:style style:name="ce9" style:family="table-cell" style:parent-style-name="Default">
      <style:table-cell-properties fo:border-bottom="none" fo:background-color="#ff6633" fo:border-left="0.088cm solid #000000" fo:border-right="none" fo:border-top="0.088cm solid #000000"/>
    </style:style>
    <style:style style:name="ce10" style:family="table-cell" style:parent-style-name="Default">
      <style:table-cell-properties fo:border-bottom="none" fo:background-color="#ff9966" fo:border-left="0.088cm solid #000000" fo:border-right="none" fo:border-top="none"/>
    </style:style>
    <style:style style:name="ce11" style:family="table-cell" style:parent-style-name="Default">
      <style:table-cell-properties fo:border-bottom="0.088cm solid #000000" fo:border-left="0.088cm solid #000000" fo:border-right="none" fo:border-top="none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14" style:family="table-cell" style:parent-style-name="Default">
      <style:table-cell-properties fo:border-bottom="none" fo:background-color="#ff6633" fo:border-left="0.088cm solid #000000" fo:border-right="0.088cm solid #000000" fo:border-top="none"/>
    </style:style>
    <style:style style:name="ce15" style:family="table-cell" style:parent-style-name="Default">
      <style:table-cell-properties fo:border-bottom="0.088cm solid #000000" fo:background-color="#00dcff" fo:border-left="0.088cm solid #000000" fo:border-right="0.088cm solid #000000" fo:border-top="none"/>
    </style:style>
    <style:style style:name="ce16" style:family="table-cell" style:parent-style-name="Default">
      <style:table-cell-properties fo:border-bottom="none" fo:background-color="#0099ff" fo:border-left="none" fo:border-right="none" fo:border-top="0.088cm solid #000000"/>
    </style:style>
    <style:style style:name="ce17" style:family="table-cell" style:parent-style-name="Default">
      <style:table-cell-properties fo:border-bottom="none" fo:border-left="none" fo:border-right="none" fo:border-top="0.088cm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88cm solid #000000" fo:border-left="none" fo:border-right="none" fo:border-top="none"/>
    </style:style>
    <style:style style:name="ce20" style:family="table-cell" style:parent-style-name="Default">
      <style:text-properties style:font-name="Arial" style:font-name-asian="Arial Unicode MS" style:font-name-complex="Arial Unicode MS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background-color="#7da647" fo:border="none"/>
    </style:style>
    <style:style style:name="ce23" style:family="table-cell" style:parent-style-name="Default">
      <style:table-cell-properties fo:border-bottom="0.088cm solid #000000" fo:background-color="#b3b3b3" fo:border-left="none" fo:border-right="none" fo:border-top="none"/>
    </style:style>
    <style:style style:name="ce24" style:family="table-cell" style:parent-style-name="Default">
      <style:table-cell-properties fo:background-color="#9999ff" fo:border="none"/>
    </style:style>
    <style:style style:name="ce25" style:family="table-cell" style:parent-style-name="Default">
      <style:table-cell-properties fo:background-color="#9999ff"/>
    </style:style>
    <style:style style:name="ce26" style:family="table-cell" style:parent-style-name="Default">
      <style:table-cell-properties fo:border-bottom="0.088cm solid #000000" fo:border-left="0.088cm solid #000000" fo:border-right="0.088cm solid #000000" fo:border-top="none"/>
      <style:text-properties style:font-name="Arial" style:font-name-asian="Arial Unicode MS" style:font-name-complex="Arial Unicode MS"/>
    </style:style>
    <style:style style:name="ce27" style:family="table-cell" style:parent-style-name="Default">
      <style:table-cell-properties fo:border-bottom="none" fo:border-left="none" fo:border-right="0.088cm solid #000000" fo:border-top="0.088cm solid #000000"/>
    </style:style>
    <style:style style:name="ce28" style:family="table-cell" style:parent-style-name="Default">
      <style:table-cell-properties fo:border-bottom="none" fo:border-left="none" fo:border-right="0.088cm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end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clock</text:p>
          </table:table-cell>
          <table:table-cell office:value-type="string">
            <text:p>ref clock</text:p>
          </table:table-cell>
          <table:table-cell table:style-name="ce13" office:value-type="string">
            <text:p>Ref sample rate</text:p>
          </table:table-cell>
          <table:table-cell office:value-type="string">
            <text:p>LRCK_1X</text:p>
          </table:table-cell>
          <table:table-cell office:value-type="string">
            <text:p>LRCK_1X freq</text:p>
          </table:table-cell>
          <table:table-cell office:value-type="string">
            <text:p>Ramp_max</text:p>
          </table:table-cell>
          <table:table-cell office:value-type="string">
            <text:p>Ramp_max</text:p>
          </table:table-cell>
          <table:table-cell office:value-type="string">
            <text:p>Note frq num</text:p>
          </table:table-cell>
          <table:table-cell table:number-columns-repeated="2"/>
          <table:table-cell office:value-type="string">
            <text:p>measured freq</text:p>
          </table:table-cell>
          <table:table-cell office:value-type="string">
            <text:p>measured freq</text:p>
          </table:table-cell>
          <table:table-cell table:number-columns-repeated="2"/>
        </table:table-row>
        <table:table-row table:style-name="ro1">
          <table:table-cell office:value-type="string">
            <text:p>insert value</text:p>
          </table:table-cell>
          <table:table-cell office:value-type="string">
            <text:p>value</text:p>
          </table:table-cell>
          <table:table-cell table:style-name="ce14" office:value-type="string">
            <text:p>ramp_max</text:p>
          </table:table-cell>
          <table:table-cell office:value-type="string">
            <text:p>divisor</text:p>
          </table:table-cell>
          <table:table-cell table:style-name="ce13" office:value-type="string">
            <text:p>Act Srate</text:p>
          </table:table-cell>
          <table:table-cell office:value-type="string">
            <text:p>orig</text:p>
          </table:table-cell>
          <table:table-cell office:value-type="string">
            <text:p>insert value</text:p>
          </table:table-cell>
          <table:table-cell office:value-type="string">
            <text:p>insert first cell</text:p>
          </table:table-cell>
          <table:table-cell office:value-type="string">
            <text:p>H3/Ix </text:p>
          </table:table-cell>
          <table:table-cell office:value-type="string">
            <text:p>F3/Jx</text:p>
          </table:table-cell>
          <table:table-cell office:value-type="float" office:value="46875">
            <text:p>46875</text:p>
          </table:table-cell>
          <table:table-cell office:value-type="float" office:value="46330">
            <text:p>46330</text:p>
          </table:table-cell>
          <table:table-cell table:number-columns-repeated="2"/>
        </table:table-row>
        <table:table-row table:style-name="ro1">
          <table:table-cell table:style-name="ce1" office:value-type="float" office:value="18000000">
            <text:p>18000000</text:p>
          </table:table-cell>
          <table:table-cell office:value-type="float" office:value="18432000">
            <text:p>18432000</text:p>
          </table:table-cell>
          <table:table-cell table:style-name="ce15" office:value-type="float" office:value="48000">
            <text:p>48000</text:p>
          </table:table-cell>
          <table:table-cell table:formula="of:=[.B3]/([.C3]*2)" office:value-type="float" office:value="192">
            <text:p>192</text:p>
          </table:table-cell>
          <table:table-cell table:style-name="ce26" table:formula="of:=[.A3]/([.D3]*2)" office:value-type="float" office:value="46875">
            <text:p>46875</text:p>
          </table:table-cell>
          <table:table-cell office:value-type="float" office:value="60000">
            <text:p>60000</text:p>
          </table:table-cell>
          <table:table-cell office:value-type="float" office:value="46875">
            <text:p>46875</text:p>
          </table:table-cell>
          <table:table-cell office:value-type="float" office:value="436">
            <text:p>436</text:p>
          </table:table-cell>
          <table:table-cell table:formula="of:=[.G3]/[.H3]" office:value-type="float" office:value="107.511467889908">
            <text:p>107,5115</text:p>
          </table:table-cell>
          <table:table-cell table:formula="of:=[.E3]/[.I3]" office:value-type="float" office:value="436">
            <text:p>436</text:p>
          </table:table-cell>
          <table:table-cell office:value-type="float" office:value="431">
            <text:p>431</text:p>
          </table:table-cell>
          <table:table-cell office:value-type="float" office:value="434.8">
            <text:p>434,8</text:p>
          </table:table-cell>
          <table:table-cell/>
          <table:table-cell table:formula="of:=436.6*106*384" office:value-type="float" office:value="17771366.4">
            <text:p>17771366,4</text:p>
          </table:table-cell>
        </table:table-row>
        <table:table-row table:style-name="ro1">
          <table:table-cell table:formula="of:=[.G3]*384" office:value-type="float" office:value="18000000">
            <text:p>18000000</text:p>
          </table:table-cell>
          <table:table-cell table:number-columns-repeated="6"/>
          <table:table-cell table:formula="of:=[.H3]+1" office:value-type="float" office:value="437">
            <text:p>437</text:p>
          </table:table-cell>
          <table:table-cell table:formula="of:=[.G3]/[.H4]" office:value-type="float" office:value="107.265446224256">
            <text:p>107,2654</text:p>
          </table:table-cell>
          <table:table-cell table:formula="of:=[.E3]/[.I4]" office:value-type="float" office:value="437">
            <text:p>437</text:p>
          </table:table-cell>
          <table:table-cell/>
          <table:table-cell office:value-type="float" office:value="434.8">
            <text:p>434,8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4]+1" office:value-type="float" office:value="438">
            <text:p>438</text:p>
          </table:table-cell>
          <table:table-cell table:formula="of:=[.G3]/[.H5]" office:value-type="float" office:value="107.020547945205">
            <text:p>107,0205</text:p>
          </table:table-cell>
          <table:table-cell table:formula="of:=[.E3]/[.I5]" office:value-type="float" office:value="438">
            <text:p>438</text:p>
          </table:table-cell>
          <table:table-cell office:value-type="float" office:value="431">
            <text:p>431</text:p>
          </table:table-cell>
          <table:table-cell office:value-type="float" office:value="438.6">
            <text:p>438,6</text:p>
          </table:table-cell>
          <table:table-cell office:value-type="string">
            <text:p>←</text:p>
          </table:table-cell>
          <table:table-cell/>
        </table:table-row>
        <table:table-row table:style-name="ro1">
          <table:table-cell/>
          <table:table-cell table:formula="of:=[.B3]-[.A4]" office:value-type="float" office:value="432000">
            <text:p>432000</text:p>
          </table:table-cell>
          <table:table-cell table:number-columns-repeated="5"/>
          <table:table-cell table:formula="of:=[.H5]+1" office:value-type="float" office:value="439">
            <text:p>439</text:p>
          </table:table-cell>
          <table:table-cell table:formula="of:=[.G3]/[.H6]" office:value-type="float" office:value="106.776765375854">
            <text:p>106,7768</text:p>
          </table:table-cell>
          <table:table-cell table:formula="of:=[.E3]/[.I6]" office:value-type="float" office:value="439">
            <text:p>439</text:p>
          </table:table-cell>
          <table:table-cell office:value-type="float" office:value="434.8">
            <text:p>434,8</text:p>
          </table:table-cell>
          <table:table-cell table:number-columns-repeated="3"/>
        </table:table-row>
        <table:table-row table:style-name="ro1">
          <table:table-cell/>
          <table:table-cell table:formula="of:=18000000-[.A4]" office:value-type="float" office:value="0">
            <text:p>0</text:p>
          </table:table-cell>
          <table:table-cell table:number-columns-repeated="5"/>
          <table:table-cell table:formula="of:=[.H6]+1" office:value-type="float" office:value="440">
            <text:p>440</text:p>
          </table:table-cell>
          <table:table-cell table:formula="of:=[.G3]/[.H7]" office:value-type="float" office:value="106.534090909091">
            <text:p>106,5341</text:p>
          </table:table-cell>
          <table:table-cell table:formula="of:=[.E3]/[.I7]" office:value-type="float" office:value="440">
            <text:p>44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384*45967" office:value-type="float" office:value="17651328">
            <text:p>17651328</text:p>
          </table:table-cell>
          <table:table-cell table:number-columns-repeated="2"/>
          <table:table-cell table:formula="of:=[.H7]+1" office:value-type="float" office:value="441">
            <text:p>441</text:p>
          </table:table-cell>
          <table:table-cell table:formula="of:=([.G3]/[.H8])" office:value-type="float" office:value="106.292517006803">
            <text:p>106,2925</text:p>
          </table:table-cell>
          <table:table-cell table:formula="of:=[.E3]/[.I8]" office:value-type="float" office:value="441">
            <text:p>441</text:p>
          </table:table-cell>
          <table:table-cell/>
          <table:table-cell office:value-type="float" office:value="438.6">
            <text:p>438,6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8]+1" office:value-type="float" office:value="442">
            <text:p>442</text:p>
          </table:table-cell>
          <table:table-cell table:formula="of:=([.G3]/[.H9])" office:value-type="float" office:value="106.052036199095">
            <text:p>106,052</text:p>
          </table:table-cell>
          <table:table-cell table:formula="of:=[.E3]/[.I9]" office:value-type="float" office:value="442">
            <text:p>442</text:p>
          </table:table-cell>
          <table:table-cell office:value-type="float" office:value="434.8">
            <text:p>434,8</text:p>
          </table:table-cell>
          <table:table-cell office:value-type="float" office:value="442.5">
            <text:p>442,5</text:p>
          </table:table-cell>
          <table:table-cell office:value-type="string">
            <text:p>←</text:p>
          </table:table-cell>
          <table:table-cell/>
        </table:table-row>
        <table:table-row table:style-name="ro1">
          <table:table-cell table:number-columns-repeated="7"/>
          <table:table-cell table:formula="of:=[.H9]+1" office:value-type="float" office:value="443">
            <text:p>443</text:p>
          </table:table-cell>
          <table:table-cell table:formula="of:=[.G3]/[.H10]" office:value-type="float" office:value="105.812641083521">
            <text:p>105,8126</text:p>
          </table:table-cell>
          <table:table-cell table:formula="of:=[.E3]/[.I10]" office:value-type="float" office:value="443">
            <text:p>443</text:p>
          </table:table-cell>
          <table:table-cell office:value-type="float" office:value="438.6">
            <text:p>438,6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H10]+1" office:value-type="float" office:value="444">
            <text:p>444</text:p>
          </table:table-cell>
          <table:table-cell table:formula="of:=[.G3]/[.H11]" office:value-type="float" office:value="105.574324324324">
            <text:p>105,5743</text:p>
          </table:table-cell>
          <table:table-cell table:formula="of:=[.E3]/[.I11]" office:value-type="float" office:value="444">
            <text:p>444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11]+1" office:value-type="float" office:value="445">
            <text:p>445</text:p>
          </table:table-cell>
          <table:table-cell table:formula="of:=[.G3]/[.H12]" office:value-type="float" office:value="105.337078651685">
            <text:p>105,3371</text:p>
          </table:table-cell>
          <table:table-cell table:formula="of:=[.E3]/[.I12]" office:value-type="float" office:value="445">
            <text:p>445</text:p>
          </table:table-cell>
          <table:table-cell/>
          <table:table-cell office:value-type="float" office:value="442.5">
            <text:p>442,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H12]+1" office:value-type="float" office:value="446">
            <text:p>446</text:p>
          </table:table-cell>
          <table:table-cell table:formula="of:=[.G3]/[.H13]" office:value-type="float" office:value="105.100896860987">
            <text:p>105,1009</text:p>
          </table:table-cell>
          <table:table-cell table:formula="of:=[.E3]/[.I13]" office:value-type="float" office:value="446">
            <text:p>446</text:p>
          </table:table-cell>
          <table:table-cell office:value-type="float" office:value="438.6">
            <text:p>438,6</text:p>
          </table:table-cell>
          <table:table-cell office:value-type="float" office:value="446.4">
            <text:p>446,4</text:p>
          </table:table-cell>
          <table:table-cell office:value-type="string">
            <text:p>←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formula="of:=[.E3]-[.G3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Wanted freq:</text:p>
          </table:table-cell>
          <table:table-cell table:style-name="ce8" office:value-type="string">
            <text:p>Input here ----&gt;</text:p>
          </table:table-cell>
          <table:table-cell table:style-name="ce16" office:value-type="float" office:value="48">
            <text:p>48</text:p>
          </table:table-cell>
          <table:table-cell table:style-name="ce17"/>
          <table:table-cell table:style-name="ce27"/>
          <table:table-cell table:number-columns-repeated="9"/>
        </table:table-row>
        <table:table-row table:style-name="ro1">
          <table:table-cell/>
          <table:table-cell table:style-name="ce9"/>
          <table:table-cell table:style-name="ce17"/>
          <table:table-cell/>
          <table:table-cell table:style-name="ce28"/>
          <table:table-cell table:number-columns-repeated="9"/>
        </table:table-row>
        <table:table-row table:style-name="ro1">
          <table:table-cell table:style-name="ce3" office:value-type="string">
            <text:p>Count +Cycles</text:p>
          </table:table-cell>
          <table:table-cell office:value-type="string">
            <text:p>clock cycles pr sample bye</text:p>
          </table:table-cell>
          <table:table-cell/>
          <table:table-cell table:style-name="ce21" table:formula="of:=[.C3]/[.D23]" office:value-type="float" office:value="96">
            <text:p>96</text:p>
          </table:table-cell>
          <table:table-cell table:style-name="ce29" office:value-type="string">
            <text:p>no cycles</text:p>
          </table:table-cell>
          <table:table-cell table:number-columns-repeated="6"/>
          <table:table-cell office:value-type="string">
            <text:p>446,16hz</text:p>
          </table:table-cell>
          <table:table-cell office:value-type="string">
            <text:p>a# note</text:p>
          </table:table-cell>
          <table:table-cell office:value-type="string">
            <text:p>midi no 70</text:p>
          </table:table-cell>
        </table:table-row>
        <table:table-row table:style-name="ro1">
          <table:table-cell table:style-name="ce4" office:value-type="string">
            <text:p>Sample Length</text:p>
          </table:table-cell>
          <table:table-cell table:style-name="ce10" office:value-type="string">
            <text:p>ramp_max/Cycles</text:p>
          </table:table-cell>
          <table:table-cell table:style-name="ce18" office:value-type="string">
            <text:p>----&gt;</text:p>
          </table:table-cell>
          <table:table-cell table:style-name="ce22" table:formula="of:=ROUNDUP([.C3]/([.D19]);0)" office:value-type="float" office:value="500">
            <text:p>500</text:p>
          </table:table-cell>
          <table:table-cell table:style-name="ce29" office:value-type="string">
            <text:p>bytes</text:p>
          </table:table-cell>
          <table:table-cell table:number-columns-repeated="6"/>
          <table:table-cell office:value-type="string">
            <text:p>440hz</text:p>
          </table:table-cell>
          <table:table-cell office:value-type="string">
            <text:p>A note</text:p>
          </table:table-cell>
          <table:table-cell office:value-type="string">
            <text:p>midi no 69</text:p>
          </table:table-cell>
        </table:table-row>
        <table:table-row table:style-name="ro1">
          <table:table-cell table:style-name="ce5" office:value-type="string">
            <text:p>Actual freq =</text:p>
          </table:table-cell>
          <table:table-cell table:style-name="ce11" office:value-type="string">
            <text:p>Acl Srate/Cycles*2</text:p>
          </table:table-cell>
          <table:table-cell table:style-name="ce19" office:value-type="string">
            <text:p>----&gt;</text:p>
          </table:table-cell>
          <table:table-cell table:style-name="ce23" table:formula="of:=[.E3]/(2*[.D20])" office:value-type="float" office:value="46.875">
            <text:p>46,875</text:p>
          </table:table-cell>
          <table:table-cell table:style-name="ce30" office:value-type="string">
            <text:p>Hz</text:p>
          </table:table-cell>
          <table:table-cell table:number-columns-repeated="6"/>
          <table:table-cell office:value-type="string">
            <text:p>220hz</text:p>
          </table:table-cell>
          <table:table-cell/>
          <table:table-cell office:value-type="string">
            <text:p>midi no 57</text:p>
          </table:table-cell>
        </table:table-row>
        <table:table-row table:style-name="ro1">
          <table:table-cell table:style-name="ce6" office:value-type="string">
            <text:p>Actual freq =</text:p>
          </table:table-cell>
          <table:table-cell table:style-name="ce12" office:value-type="string">
            <text:p>Act Srate/2*Samplelength2</text:p>
          </table:table-cell>
          <table:table-cell table:style-name="ce12"/>
          <table:table-cell table:style-name="ce24" table:formula="of:=[.E3]/(2*[.D23])" office:value-type="float" office:value="46.875">
            <text:p>46,875</text:p>
          </table:table-cell>
          <table:table-cell table:style-name="ce12"/>
          <table:table-cell table:formula="of:=[.C3]/880" office:value-type="float" office:value="54.5454545454546">
            <text:p>54,5455</text:p>
          </table:table-cell>
          <table:table-cell table:number-columns-repeated="8"/>
        </table:table-row>
        <table:table-row table:style-name="ro1">
          <table:table-cell table:style-name="ce7" office:value-type="string">
            <text:p>Sample Length2</text:p>
          </table:table-cell>
          <table:table-cell table:style-name="ce12" office:value-type="string">
            <text:p>Ramp_max/W freq*2</text:p>
          </table:table-cell>
          <table:table-cell table:style-name="ce12" office:value-type="string">
            <text:p>---&gt;</text:p>
          </table:table-cell>
          <table:table-cell table:style-name="ce25" table:formula="of:=[.C3]/([.C17]*2)" office:value-type="float" office:value="500">
            <text:p>500</text:p>
          </table:table-cell>
          <table:table-cell table:style-name="ce12"/>
          <table:table-cell table:number-columns-repeated="9"/>
        </table:table-row>
        <table:table-row table:style-name="ro1">
          <table:table-cell office:value-type="string">
            <text:p>New Ramp max</text:p>
          </table:table-cell>
          <table:table-cell table:number-columns-repeated="4"/>
          <table:table-cell office:value-type="float" office:value="427.4">
            <text:p>427,4</text:p>
          </table:table-cell>
          <table:table-cell table:formula="of:=[.C3]/([.F24]-1)" office:value-type="float" office:value="112.570356472796">
            <text:p>112,5704</text:p>
          </table:table-cell>
          <table:table-cell table:formula="of:=[.E3]/[.G24]" office:value-type="float" office:value="416.40625">
            <text:p>416,406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0">
            <text:p>110</text:p>
          </table:table-cell>
          <table:table-cell table:formula="of:=[.E3]/[.G25]" office:value-type="float" office:value="426.136363636364">
            <text:p>426,1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LRCK_1X_DIV4 freq</text:p>
          </table:table-cell>
          <table:table-cell table:formula="of:=[.E3]*8" office:value-type="float" office:value="375000">
            <text:p>3750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>
            <text:p>LRCK_1X freq</text:p>
          </table:table-cell>
          <table:table-cell table:formula="of:=[.E3]*2" office:value-type="float" office:value="93750">
            <text:p>93750</text:p>
          </table:table-cell>
          <table:table-cell/>
          <table:table-cell table:formula="of:=1320/12" office:value-type="float" office:value="110">
            <text:p>11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max samplevalue</text:p>
          </table:table-cell>
          <table:table-cell table:formula="of:=(2^16)-1" office:value-type="float" office:value="65535">
            <text:p>65535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lk</text:p>
          </table:table-cell>
          <table:table-cell office:value-type="string">
            <text:p>srate</text:p>
          </table:table-cell>
          <table:table-cell office:value-type="string">
            <text:p>data width</text:p>
          </table:table-cell>
          <table:table-cell office:value-type="string">
            <text:p>cha num</text:p>
          </table:table-cell>
          <table:table-cell office:value-type="string">
            <text:p>voices</text:p>
          </table:table-cell>
          <table:table-cell office:value-type="string">
            <text:p>oscs</text:p>
          </table:table-cell>
          <table:table-cell office:value-type="string">
            <text:p>divi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1428571">
            <text:p>271428571</text:p>
          </table:table-cell>
          <table:table-cell office:value-type="float" office:value="44110">
            <text:p>441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formula="of:=[.C35]/([.D35]*[.F35]*[.G35]*[.H35]*4)" office:value-type="float" office:value="6.00922611351593">
            <text:p>6,0092</text:p>
          </table:table-cell>
          <table:table-cell table:number-columns-repeated="5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7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30-04-2011</text:date>, <text:time>00:35:5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Brown</meta:initial-creator>
    <meta:creation-date>2010-07-30T16:03:55</meta:creation-date>
    <dc:date>2011-04-30T00:35:58</dc:date>
    <dc:creator>Michael Brown</dc:creator>
    <meta:editing-duration>PT47H41M00S</meta:editing-duration>
    <meta:editing-cycles>34</meta:editing-cycles>
    <meta:generator>OpenOffice.org/3.2$Unix OpenOffice.org_project/320m18$Build-9502</meta:generator>
    <meta:document-statistic meta:table-count="3" meta:cell-count="144" meta:object-count="0"/>
  </office:meta>
</office:document-meta>
</file>